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68181410456536693" text:style-name="L1">
        <text:list-item>
          <text:p text:style-name="P1">I decided to make the action more focused on the right side of the player since most players are right handed. I put the UI controls in the game on the left side.</text:p>
        </text:list-item>
        <text:list-item>
          <text:p text:style-name="P1">I made a grab-able objects layer that ignores itself so grab-able objects don't cause unwanted collisions with each other when picking them up.</text:p>
        </text:list-item>
        <text:list-item>
          <text:p text:style-name="P1">To replace the ball, I just disabled the mesh renderer and changed the position back to the beginning position before turning it back on.</text:p>
        </text:list-item>
        <text:list-item>
          <text:p text:style-name="P1">The day night cycle is 2 spheres rotating that are far away and rotating about a single point. When the sun hits the horizon and a specific y value, I turn the stadium lights on and turn them off when they hit another specified y value on the horizon for the sunrise. </text:p>
        </text:list-item>
        <text:list-item>
          <text:p text:style-name="P1">I made the game automatically end after 2 minutes because there weren't any concrete requirements for objectives or goals for the ga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9T23:20:18.98</meta:creation-date>
    <dc:date>2021-04-19T23:53:51.17</dc:date>
    <meta:editing-duration>PT7M36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5" meta:word-count="159" meta:character-count="850"/>
  </office:meta>
</office:document-meta>
</file>